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761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914cm" fo:break-before="auto" style:use-optimal-row-height="true"/>
    </style:style>
    <style:style style:name="ro5" style:family="table-row">
      <style:table-row-properties style:row-height="1.554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13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ist of processes</text:p>
          </table:table-cell>
          <table:table-cell/>
          <table:table-cell table:style-name="ce7"/>
          <table:table-cell table:number-columns-repeated="4"/>
          <table:table-cell office:value-type="date" office:date-value="2020-04-27T13:09:01.57">
            <text:p>2020/4/27 13:09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48:40.91">
            <text:p>2020/4/27 13:48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3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proc-1</text:p>
          </table:table-cell>
          <table:table-cell office:value-type="string">
            <text:p>46#6.5_6</text:p>
          </table:table-cell>
          <table:table-cell table:style-name="ce20"/>
          <table:table-cell table:number-columns-repeated="4"/>
          <table:table-cell office:value-type="date" office:date-value="2020-04-26T23:09:00">
            <text:p>2020/4/26 23:09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/>
          <table:table-cell table:style-name="ce18" office:value-type="string">
            <text:p>proc-2</text:p>
          </table:table-cell>
          <table:table-cell/>
          <table:table-cell table:style-name="ce21" office:value-type="string">
            <text:p>カラーバランスで、３枚ぐらい、レイヤーを作る</text:p>
            <text:p>２．各レイヤーを、透明度、５０</text:p>
            <text:p>３．各レイヤーを、いくらか動かす（e.g. 60x60）</text:p>
            <text:p>４．これらのレイヤーたちを、１つのレイヤーにまとめる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5">
          <table:table-cell table:style-name="ce16"/>
          <table:table-cell table:style-name="ce18" office:value-type="string">
            <text:p>proc-3</text:p>
          </table:table-cell>
          <table:table-cell/>
          <table:table-cell table:style-name="ce21" office:value-type="string">
            <text:p>１．proc-2で作った、何枚かのレイヤーたち</text:p>
            <text:p>２．それぞれを、いくらかずつ動かす。　=&gt;　pngファイルに、出力</text:p>
            <text:p>３．これらのpngファイルたち　=&gt;　を使って、アニメーション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48:40.02">
            <text:p>2020/4/27 13:48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27"/>
        <table:table-column table:style-name="co4" table:default-cell-style-name="ce28"/>
        <table:table-column table:style-name="co5" table:default-cell-style-name="ce26"/>
        <table:table-column table:style-name="co6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27"/>
        <table:table-column table:style-name="co1" table:default-cell-style-name="ce36"/>
        <table:table-column table:style-name="co1" table:default-cell-style-name="ce3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2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31" office:value-type="string">
            <text:p>20191030_174322</text:p>
          </table:table-cell>
          <table:table-cell table:number-columns-repeated="2"/>
          <table:table-cell table:style-name="ce26"/>
          <table:table-cell/>
          <table:table-cell office:value-type="date" office:date-value="2019-11-03T18:22:34.77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7">
          <table:table-cell table:style-name="ce26" office:value-type="float" office:value="2">
            <text:p>2</text:p>
          </table:table-cell>
          <table:table-cell table:style-name="ce29" office:value-type="string">
            <text:p>process-3で作った画像に　=&gt;　process-2を施す</text:p>
          </table:table-cell>
          <table:table-cell office:value-type="string">
            <text:p>myself] res free# JVEMV6 46#6.5_10 / 46. art / 6. va / 5. free painting / 20191104_135951</text:p>
          </table:table-cell>
          <table:table-cell table:style-name="ce31"/>
          <table:table-cell table:number-columns-repeated="2"/>
          <table:table-cell table:style-name="ce26"/>
          <table:table-cell/>
          <table:table-cell office:value-type="date" office:date-value="2019-11-04T14:16:26.02">
            <text:p>2019/11/4 14:16</text:p>
          </table:table-cell>
          <table:table-cell table:style-name="ce15" office:value-type="string">
            <text:p>*</text:p>
          </table:table-cell>
        </table:table-row>
        <table:table-row table:style-name="ro8">
          <table:table-cell table:style-name="ce26" office:value-type="float" office:value="3">
            <text:p>3</text:p>
          </table:table-cell>
          <table:table-cell table:style-name="ce30"/>
          <table:table-cell/>
          <table:table-cell table:style-name="ce3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48:40.91">
            <text:p>2020/4/27 13:48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39"/>
        <table:table-column table:style-name="co1" table:default-cell-style-name="ce40"/>
        <table:table-column table:style-name="co1" table:default-cell-style-name="ce44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39"/>
        <table:table-column table:style-name="co1" table:default-cell-style-name="ce50"/>
        <table:table-column table:style-name="co1" table:default-cell-style-name="ce5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3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7">
          <table:table-cell table:style-name="ce38" office:value-type="float" office:value="2">
            <text:p>2</text:p>
          </table:table-cell>
          <table:table-cell table:style-name="ce41" office:value-type="string">
            <text:p><text:span text:style-name="T1">1. L-3.1 ==&gt; move : -50, 36</text:span></text:p>
            <text:p><text:span text:style-name="T1">2. #_ L-2.0</text:span></text:p>
            <text:p><text:span text:style-name="T1">1. DUP → L-2.1</text:span></text:p>
            <text:p><text:span text:style-name="T1">3. #_ L-2.1</text:span></text:p>
            <text:p><text:span text:style-name="T1">1. move layer to → below L-3.1</text:span></text:p>
            <text:p><text:span text:style-name="T1">4. #_ L-3.1, L-2.1 ==&gt; merge → L-4.0</text:span></text:p>
            <text:p><text:span text:style-name="T1">5. L-4.0</text:span></text:p>
            <text:p><text:span text:style-name="T1">1. DUP → L-4.1</text:span></text:p>
            <text:p><text:span text:style-name="T1">6. L-4.1</text:span></text:p>
            <text:p><text:span text:style-name="T1">1. delete the UN-overlapping area</text:span></text:p>
            <text:p><text:span text:style-name="T1">1. </text:span><text:span text:style-name="T1">４辺とも</text:span></text:p>
            <text:p><text:span text:style-name="T1">2. ~_ canvas → resize to the rest</text:span>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8">
          <table:table-cell table:style-name="ce38" office:value-type="float" office:value="3">
            <text:p>3</text:p>
          </table:table-cell>
          <table:table-cell table:style-name="ce42" office:value-type="string">
            <text:p><text:span text:style-name="T2">1. </text:span><text:span text:style-name="T2">ガウス差分　</text:span><text:span text:style-name="T2">L-1 <text:s/>(M – R &gt; t &gt; d)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＋</text:span></text:p>
            <text:p><text:span text:style-name="T2">　階調を反転＋</text:span></text:p>
            <text:p><text:span text:style-name="T2">2. </text:span><text:span text:style-name="T2">背景、追加（色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et, 50 %</text:span></text:p>
            <text:p><text:span text:style-name="T2">4. L1,L2 ==&gt; merge ---&gt; L-3</text:span></text:p>
          </table:table-cell>
          <table:table-cell/>
          <table:table-cell table:style-name="ce46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<text:span text:style-name="T2">色 </text:span><text:span text:style-name="T2">&gt; </text:span><text:span text:style-name="T2">カラーバランス</text:span></text:p>
            <text:p><text:span text:style-name="T2">1. </text:span><text:span text:style-name="T2">シアン　</text:span><text:span text:style-name="T2">=&gt;</text:span><text:span text:style-name="T2">　</text:span><text:span text:style-name="T2">100</text:span></text:p>
          </table:table-cell>
          <table:table-cell/>
          <table:table-cell table:style-name="ce45" office:value-type="string">
            <text:p>proc(3, cyan=100)</text:p>
          </table:table-cell>
          <table:table-cell table:number-columns-repeated="4"/>
          <table:table-cell office:value-type="date" office:date-value="2020-01-19T14:03:55.200001">
            <text:p>2020/1/19 14:03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48:40.93">
            <text:p>2020/4/27 13:48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2020/04/27</text:date>, <text:time>13:4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7T13:48:40.80</dc:date>
    <dc:creator>iwabuchi ken</dc:creator>
    <meta:editing-duration>PT2H46M35S</meta:editing-duration>
    <meta:editing-cycles>14</meta:editing-cycles>
    <meta:generator>OpenOffice/4.1.3$Win32 OpenOffice.org_project/413m1$Build-9783</meta:generator>
    <meta:document-statistic meta:table-count="4" meta:cell-count="127" meta:object-count="0"/>
  </office:meta>
</office:document-meta>
</file>